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4.937cm" style:rel-column-width="19022*"/>
    </style:style>
    <style:style style:name="Таблица1.B" style:family="table-column">
      <style:table-column-properties style:column-width="1.157cm" style:rel-column-width="4458*"/>
    </style:style>
    <style:style style:name="Таблица1.C" style:family="table-column">
      <style:table-column-properties style:column-width="2.789cm" style:rel-column-width="10744*"/>
    </style:style>
    <style:style style:name="Таблица1.D" style:family="table-column">
      <style:table-column-properties style:column-width="8.126cm" style:rel-column-width="3131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4.937cm" style:rel-column-width="19022*"/>
    </style:style>
    <style:style style:name="Таблица2.B" style:family="table-column">
      <style:table-column-properties style:column-width="1.157cm" style:rel-column-width="4458*"/>
    </style:style>
    <style:style style:name="Таблица2.C" style:family="table-column">
      <style:table-column-properties style:column-width="2.789cm" style:rel-column-width="10744*"/>
    </style:style>
    <style:style style:name="Таблица2.D" style:family="table-column">
      <style:table-column-properties style:column-width="8.12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Heading">
      <style:text-properties fo:language="ru" fo:country="RU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1" fo:language="ru" fo:country="RU"/>
    </style:style>
    <style:style style:name="P1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15" style:family="paragraph" style:parent-style-name="Table_20_Contents">
      <style:text-properties fo:language="en" fo:country="US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Table_20_Contents">
      <style:text-properties style:font-name="Arial1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Arial1" fo:font-weight="normal" fo:background-color="transparent" style:font-weight-asian="normal" style:font-weight-complex="normal"/>
    </style:style>
    <style:style style:name="T6" style:family="text">
      <style:text-properties fo:color="#000000" style:font-name="Times New Roman" fo:background-color="transparent"/>
    </style:style>
    <style:style style:name="T7" style:family="text">
      <style:text-properties fo:color="#000000" fo:background-color="transparent"/>
    </style:style>
    <style:style style:name="T8" style:family="text">
      <style:text-properties style:font-name="Times New Roman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Они держат <text:span text:style-name="T1">H=31kHz / V=</text:span>48.8<text:span text:style-name="T1">Hz</text:span></text:p>
      <text:p text:style-name="P10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7">Марка/модель</text:p>
            </table:table-cell>
            <table:table-cell table:style-name="Таблица1.A1" office:value-type="string">
              <text:p text:style-name="P8">Тип</text:p>
            </table:table-cell>
            <table:table-cell table:style-name="Таблица1.A1" office:value-type="string">
              <text:p text:style-name="P8">Заявлено в документации</text:p>
            </table:table-cell>
            <table:table-cell table:style-name="Таблица1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1.A2" office:value-type="string">
            <text:p text:style-name="P17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12"><text:span text:style-name="T7">Показывает. Изображение почти по центру. Инфо монитора диагностирует: 31KHz 49Hz</text:span></text:p>
          </table:table-cell>
        </table:table-row>
        <table:table-row>
          <table:table-cell table:style-name="Таблица1.A2" office:value-type="string">
            <text:p text:style-name="P1">Gateway2000 CrystalScan 1024 NI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4">Показывает без проблем. </text:p>
            <text:p text:style-name="P4">Может в некоторых моделях не держать кадровую синхронизацию (у меня ручка регулировки вывернута в крайнее положение).</text:p>
          </table:table-cell>
        </table:table-row>
        <table:table-row>
          <table:table-cell table:style-name="Таблица1.A2" office:value-type="string">
            <text:p text:style-name="P1">Hewlett Packard hp 56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  <table:table-row>
          <table:table-cell table:style-name="Таблица1.A2" office:value-type="string">
            <text:p text:style-name="P1">LG Flatron 775FT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<text:span text:style-name="T2">Показывает без проблем. В</text:span> информации можно просмотреть что частоты 31.2кгц/49гц.</text:p>
          </table:table-cell>
        </table:table-row>
        <table:table-row>
          <table:table-cell table:style-name="Таблица1.A2" office:value-type="string">
            <text:p text:style-name="P1">NEC MultiSync XP21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2">выключается</text:span> и не показывает.</text:p>
          </table:table-cell>
        </table:table-row>
        <table:table-row>
          <table:table-cell table:style-name="Таблица1.A2" office:value-type="string">
            <text:p text:style-name="P1">Panasonic TX-R32LX8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1..69 кГц</text:p>
            <text:p text:style-name="P2">V: 59..86 Гц</text:p>
          </table:table-cell>
          <table:table-cell table:style-name="Таблица1.D2" office:value-type="string">
            <text:p text:style-name="P4">Показывает, отлично на новой прошивке.</text:p>
            <text:p text:style-name="P4">Телевизор-монитор</text:p>
          </table:table-cell>
        </table:table-row>
        <table:table-row>
          <table:table-cell table:style-name="Таблица1.A2" office:value-type="string">
            <text:p text:style-name="P1">Philips 32PFL54040-60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4">Показывает, но на "зонтике" <text:span text:style-name="T1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4">критичного просмотра дем<text:span text:style-name="T1">.</text:span></text:p>
          </table:table-cell>
        </table:table-row>
        <table:table-row>
          <table:table-cell table:style-name="Таблица1.A2" office:value-type="string">
            <text:p text:style-name="P1">Roverscan Optima 155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2">H: 30..62kHz</text:p>
            <text:p text:style-name="P2">V: 50..75Hz</text:p>
          </table:table-cell>
          <table:table-cell table:style-name="Таблица1.D2" office:value-type="string">
            <text:p text:style-name="P4">Показывает, меню работает.</text:p>
            <text:p text:style-name="P4">Инфо монитора диагностирует: 31.3<text:span text:style-name="T1">KHz 48Hz</text:span></text:p>
          </table:table-cell>
        </table:table-row>
        <table:table-row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3"><text:span text:style-name="T1">H: </text:span>30...81 <text:span text:style-name="T1">kHz</text:span></text:p>
            <text:p text:style-name="P2">V: 56...60 Hz</text:p>
          </table:table-cell>
          <table:table-cell table:style-name="Таблица1.D2" office:value-type="string">
            <text:p text:style-name="P4">Отпишусь када еще раз проверю на прошивке по новее. Было с рябью на изображении, хотя изображение без претензий</text:p>
          </table:table-cell>
        </table:table-row>
        <table:table-row>
          <table:table-cell table:style-name="Таблица1.A2" office:value-type="string">
            <text:p text:style-name="P1">Samsung SyncMaster 15GLe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50 kHz</text:p>
            <text:p text:style-name="P2">V: 50...12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<text:span text:style-name="T2">757</text:span>MB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2">H: 30...96 kHz</text:p>
            <text:p text:style-name="P2">V: 50...160 Hz</text:p>
          </table:table-cell>
          <table:table-cell table:style-name="Таблица1.D2" office:value-type="string">
            <text:p text:style-name="P4">Изображение - отличное</text:p>
          </table:table-cell>
        </table:table-row>
        <table:table-row>
          <table:table-cell table:style-name="Таблица1.A2" office:value-type="string">
            <text:p text:style-name="P1">Samsung SyncMaster 941MP</text:p>
          </table:table-cell>
          <table:table-cell table:style-name="Таблица1.A2" office:value-type="string">
            <text:p text:style-name="P2">LCD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D2" office:value-type="string">
            <text:p text:style-name="P4">Изображение — хорошее. (Или с муаром при автонастройке, или сдвинутое и слегка сжатое по горизонтали при ручной настройке фазы пикселей<text:span text:style-name="T1">.</text:span>)</text:p>
            <text:p text:style-name="P4">Это бюджетный монитор-телевизор, но имеются входы Композит/<text:span text:style-name="T1">S-Video/SCART-RBG.</text:span></text:p>
            <text:p text:style-name="P4">Все ТВ-сигналы обрабатываются — качество посредственное. Картинка через <text:span text:style-name="T1">SCART </text:span>не лучше, чем через <text:span text:style-name="T1">S-Video.</text:span></text:p>
          </table:table-cell>
        </table:table-row>
        <table:table-row>
          <table:table-cell table:style-name="Таблица1.A2" office:value-type="string">
            <text:p text:style-name="P1">ViewSonic E70</text:p>
          </table:table-cell>
          <table:table-cell table:style-name="Таблица1.A2" office:value-type="string">
            <text:p text:style-name="P2">CRT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Table_20_Contents">Показывает без проблем</text:p>
          </table:table-cell>
        </table:table-row>
      </table:table>
      <text:p text:style-name="P9"/>
      <text:p text:style-name="P9"/>
      <text:p text:style-name="P14">Они <text:span text:style-name="T2">не </text:span>держат <text:span text:style-name="T1">H=31kHz / V=</text:span>48.8<text:span text:style-name="T1">Hz</text:span></text:p>
      <text:p text:style-name="P11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Марка/модель</text:p>
            </table:table-cell>
            <table:table-cell table:style-name="Таблица2.A1" office:value-type="string">
              <text:p text:style-name="P8">Тип</text:p>
            </table:table-cell>
            <table:table-cell table:style-name="Таблица2.A1" office:value-type="string">
              <text:p text:style-name="P8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17">Acer V203w 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P4">Не показывает.</text:p>
            <text:p text:style-name="P4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17"><text:span text:style-name="T7">ASUS</text:span><text:span text:style-name="T7"> </text:span><text:span text:style-name="T7">VW222u</text:span>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0kHz</text:p>
            <text:p text:style-name="P2">V: 56-75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«Вне диапазона»<text:span text:style-name="T1">.</text:span></text:p>
          </table:table-cell>
        </table:table-row>
        <table:table-row>
          <table:table-cell table:style-name="Таблица2.A2" office:value-type="string">
            <text:p text:style-name="P1">Benq FP92G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1..81kHz</text:p>
            <text:p text:style-name="P2">V: 56..76Hz</text:p>
          </table:table-cell>
          <table:table-cell table:style-name="Таблица2.D2" office:value-type="string">
            <text:p text:style-name="Table_20_Contents">Не показывает.</text:p>
            <text:p text:style-name="P4">Монитор выводит «<text:span text:style-name="T1">Out of range</text:span>»<text:span text:style-name="T1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1"/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61KHz</text:p>
            <text:p text:style-name="P2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2">»</text:span></text:p>
          </table:table-cell>
        </table:table-row>
        <table:table-row>
          <table:table-cell table:style-name="Таблица2.A2" office:value-type="string">
            <text:p text:style-name="P1">Samsung 215TW LS21DPWASQ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/>
          </table:table-cell>
          <table:table-cell table:style-name="Таблица2.D2" office:value-type="string">
            <text:p text:style-name="Table_20_Contents">Не показывает. Пишет:</text:p>
            <text:p text:style-name="P4">НЕОПТ РЕЖИМ 1680*1050 60 hz</text:p>
          </table:table-cell>
        </table:table-row>
        <table:table-row>
          <table:table-cell table:style-name="Таблица2.A2" office:value-type="string">
            <text:p text:style-name="P6">S<text:span text:style-name="T1">amsung</text:span> 171S GH17LSSN </text:p>
          </table:table-cell>
          <table:table-cell table:style-name="Таблица2.A2" office:value-type="string">
            <text:p text:style-name="P2">LCD</text:p>
          </table:table-cell>
          <table:table-cell table:style-name="Таблица2.A2" office:value-type="string">
            <text:p text:style-name="P2">H: 30..81KHz</text:p>
            <text:p text:style-name="P2">V: 56..85 Hz</text:p>
          </table:table-cell>
          <table:table-cell table:style-name="Таблица2.D2" office:value-type="string">
            <text:p text:style-name="P4">Не показывает.</text:p>
            <text:p text:style-name="Table_20_Contents"><text:span text:style-name="T2">Монитор выводит</text:span><text:span text:style-name="T3"> «</text:span><text:span text:style-name="T5">not support format»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23:02:35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2" meta:paragraph-count="100" meta:word-count="365" meta:character-count="2435"/>
    <meta:user-defined meta:name="Поле 1"/>
    <meta:user-defined meta:name="Поле 2"/>
    <meta:user-defined meta:name="Поле 3"/>
    <meta:user-defined meta:name="Поле 4"/>
  </office:meta>
</office:document-meta>
</file>